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Einkommen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2-08-12T20:22:07.371645714</meta:creation-date>
    <dc:date>2022-08-16T00:13:42.435154174</dc:date>
    <dc:creator>Thomas Arend</dc:creator>
    <meta:editing-duration>PT2M7S</meta:editing-duration>
    <meta:editing-cycles>2</meta:editing-cycles>
    <meta:generator>LibreOffice/7.4.0.3$Linux_X86_64 LibreOffice_project/40$Build-3</meta:generator>
    <meta:document-statistic meta:table-count="1" meta:cell-count="33" meta:object-count="0"/>
  </office:meta>
</office:document-meta>
</file>